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erif" svg:font-family="serif"/>
  </office:font-face-decls>
  <office:automatic-styles>
    <style:style style:name="P1" style:family="paragraph" style:parent-style-name="Heading_20_2">
      <style:text-properties officeooo:paragraph-rsid="0019aa40"/>
    </style:style>
    <style:style style:name="P2" style:family="paragraph" style:parent-style-name="Standard">
      <style:text-properties fo:color="#c9211e" loext:opacity="100%" officeooo:rsid="00002a88" officeooo:paragraph-rsid="0019aa40"/>
    </style:style>
    <style:style style:name="P3" style:family="paragraph" style:parent-style-name="Standard">
      <style:text-properties fo:color="#c9211e" loext:opacity="100%" officeooo:rsid="0004131a" officeooo:paragraph-rsid="0019aa40"/>
    </style:style>
    <style:style style:name="P4" style:family="paragraph" style:parent-style-name="Standard">
      <style:text-properties officeooo:rsid="00002a88" officeooo:paragraph-rsid="0019aa40"/>
    </style:style>
    <style:style style:name="P5" style:family="paragraph" style:parent-style-name="Standard">
      <style:text-properties officeooo:rsid="0004131a" officeooo:paragraph-rsid="0019aa40"/>
    </style:style>
    <style:style style:name="P6" style:family="paragraph" style:parent-style-name="Standard">
      <style:text-properties officeooo:rsid="0002a9e0" officeooo:paragraph-rsid="0019aa40"/>
    </style:style>
    <style:style style:name="P7" style:family="paragraph" style:parent-style-name="Standard">
      <style:text-properties fo:color="#000000" loext:opacity="100%" fo:font-weight="bold" officeooo:rsid="0019aa40" officeooo:paragraph-rsid="0019aa40" style:font-weight-asian="bold" style:font-weight-complex="bold"/>
    </style:style>
    <style:style style:name="P8" style:family="paragraph" style:parent-style-name="Standard">
      <style:text-properties officeooo:rsid="0019aa40" officeooo:paragraph-rsid="0019aa40"/>
    </style:style>
    <style:style style:name="P9" style:family="paragraph" style:parent-style-name="Standard">
      <style:text-properties officeooo:rsid="0019aa40" officeooo:paragraph-rsid="0019df51"/>
    </style:style>
    <style:style style:name="P10" style:family="paragraph" style:parent-style-name="Standard">
      <style:text-properties fo:color="#2a6099" loext:opacity="100%" officeooo:rsid="0004131a" officeooo:paragraph-rsid="0019aa40"/>
    </style:style>
    <style:style style:name="P11" style:family="paragraph" style:parent-style-name="Standard">
      <style:text-properties fo:color="#2a6099" loext:opacity="100%" officeooo:rsid="00002a88" officeooo:paragraph-rsid="0019aa40"/>
    </style:style>
    <style:style style:name="P12" style:family="paragraph" style:parent-style-name="Standard">
      <style:text-properties fo:color="#ff0000" loext:opacity="100%" fo:font-weight="normal" officeooo:rsid="0019aa40" officeooo:paragraph-rsid="0019aa40" style:font-weight-asian="normal" style:font-weight-complex="normal"/>
    </style:style>
    <style:style style:name="P13" style:family="paragraph" style:parent-style-name="Standard">
      <style:text-properties fo:color="#ff0000" loext:opacity="100%" fo:font-weight="normal" officeooo:rsid="0019df51" officeooo:paragraph-rsid="0019df51" style:font-weight-asian="normal" style:font-weight-complex="normal"/>
    </style:style>
    <style:style style:name="P14" style:family="paragraph" style:parent-style-name="Standard">
      <style:text-properties officeooo:rsid="0019df51" officeooo:paragraph-rsid="0019df51"/>
    </style:style>
    <style:style style:name="P15" style:family="paragraph" style:parent-style-name="Text_20_body">
      <style:text-properties officeooo:rsid="0019df51" officeooo:paragraph-rsid="0019df51"/>
    </style:style>
    <style:style style:name="T1" style:family="text">
      <style:text-properties fo:font-variant="small-caps"/>
    </style:style>
    <style:style style:name="T2" style:family="text">
      <style:text-properties fo:font-variant="small-caps" fo:font-style="normal"/>
    </style:style>
    <style:style style:name="T3" style:family="text">
      <style:text-properties fo:font-variant="small-caps" fo:color="#2a6099" loext:opacity="100%"/>
    </style:style>
    <style:style style:name="T4" style:family="text">
      <style:text-properties fo:font-variant="small-caps" fo:color="#2a6099" loext:opacity="100%"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officeooo:rsid="0004131a"/>
    </style:style>
    <style:style style:name="T8" style:family="text">
      <style:text-properties style:font-name="serif" fo:font-size="12pt"/>
    </style:style>
    <style:style style:name="T9" style:family="text">
      <style:text-properties style:font-name="serif" fo:font-size="12pt" officeooo:rsid="000a2124"/>
    </style:style>
    <style:style style:name="T10" style:family="text">
      <style:text-properties style:font-name="serif" fo:font-size="7.5pt"/>
    </style:style>
    <style:style style:name="T11" style:family="text">
      <style:text-properties officeooo:rsid="000a2124"/>
    </style:style>
    <style:style style:name="T12" style:family="text">
      <style:text-properties fo:font-variant="normal" fo:text-transform="none" fo:font-style="normal"/>
    </style:style>
    <style:style style:name="T13" style:family="text">
      <style:text-properties fo:font-variant="normal" fo:text-transform="none" fo:font-style="italic"/>
    </style:style>
    <style:style style:name="T14" style:family="text">
      <style:text-properties style:text-position="33% 80%"/>
    </style:style>
    <style:style style:name="T15" style:family="text">
      <style:text-properties fo:color="#2a6099" loext:opacity="100%"/>
    </style:style>
    <style:style style:name="T16" style:family="text">
      <style:text-properties fo:color="#2a6099" loext:opacity="100%" fo:font-style="italic"/>
    </style:style>
    <style:style style:name="T17" style:family="text">
      <style:text-properties fo:color="#2a6099" loext:opacity="100%" fo:font-style="italic" fo:font-weight="normal" style:font-weight-asian="normal" style:font-weight-complex="normal"/>
    </style:style>
    <style:style style:name="T18" style:family="text">
      <style:text-properties fo:color="#2a6099" loext:opacity="100%" style:text-position="33% 80%"/>
    </style:style>
    <style:style style:name="T19" style:family="text">
      <style:text-properties fo:color="#2a6099" loext:opacity="100%"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19df51"/>
    </style:style>
    <style:style style:name="T22" style:family="text">
      <style:text-properties fo:color="#ff0000" loext:opacity="100%"/>
    </style:style>
    <style:style style:name="T23" style:family="text">
      <style:text-properties fo:color="#ff0000" loext:opacity="100%" officeooo:rsid="0019df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st des styles PUR</text:p>
      <text:p text:style-name="P15"/>
      <text:p text:style-name="P15">Damien Belvèze</text:p>
      <text:h text:style-name="P1" text:outline-level="2">présentation d’un article :</text:h>
      <text:p text:style-name="P4"/>
      <text:p text:style-name="P8">En noir : extrait des consignes aux auteurs</text:p>
      <text:p text:style-name="P8"/>
      <text:p text:style-name="P9"><text:span text:style-name="T22">En rouge : application du style </text:span><text:span text:style-name="T23">Style archéologie et culture (</text:span><text:a xlink:type="simple" xlink:href="https://github.com/PUR-official/styles/blob/patch-2/presses-universitaires-de-rennes-archeologie-et-culture.csl" text:style-name="Internet_20_link" text:visited-style-name="Visited_20_Internet_20_Link">https://github.com/PUR-official/styles/blob/patch-2/presses-universitaires-de-rennes-archeologie-et-culture.csl</text:a><text:span text:style-name="T23">), mis à jour en 2021</text:span></text:p>
      <text:p text:style-name="P9"><text:span text:style-name="T23"/></text:p>
      <text:p text:style-name="P14"><text:span text:style-name="T15">En bleu : Application du </text:span><text:span text:style-name="T19">Style author-date (</text:span><text:a xlink:type="simple" xlink:href="https://github.com/PUR-official/styles/blob/b5fb6eb4fbc5e2bdc8c59d6d65c0cd143a103416/presses-universitaires-de-rennes-author-date.csl" text:style-name="Internet_20_link" text:visited-style-name="Visited_20_Internet_20_Link">https://github.com/PUR-official/styles/blob/b5fb6eb4fbc5e2bdc8c59d6d65c0cd143a103416/presses-universitaires-de-rennes-author-date.csl</text:a><text:span text:style-name="T19"> ) , mis à jour le 4 septembre 2025</text:span></text:p>
      <text:p text:style-name="P4"/>
      <text:p text:style-name="P8">Ex1 :</text:p>
      <text:p text:style-name="P4"/>
      <text:p text:style-name="P4">L<text:span text:style-name="T7">AUGIER</text:span> Sandra, 2011, « L’éducation des adultes comme philosophie morale », Éducation et Didactique, no 3, vol. 5, p. 135-144</text:p>
      <text:p text:style-name="P4"/>
      <text:p text:style-name="P2"><text:span text:style-name="T1">Laugier</text:span> S., 2011, « L’éducation des adultes comme philosophie morale », <text:span text:style-name="T5">Éducation et didactique</text:span>, 5, 3, p. 135‑144.</text:p>
      <text:p text:style-name="P2"/>
      <text:p text:style-name="P2"><text:span text:style-name="T3">Laugier</text:span><text:span text:style-name="T15">, Sandra, « L’éducation des adultes comme philosophie morale », </text:span><text:span text:style-name="T16">Éducation et didactique</text:span><text:span text:style-name="T15">, n</text:span><text:span text:style-name="T18">o</text:span><text:span text:style-name="T15"> 3, vol. 5, 2011, p. 135‑144, [https//doi.org/</text:span><text:a xlink:type="simple" xlink:href="https://doi.org/10.4000/educationdidactique.1155" text:style-name="Internet_20_link" text:visited-style-name="Visited_20_Internet_20_Link">10.4000/educationdidactique.1155</text:a><text:span text:style-name="T15">].</text:span></text:p>
      <text:p text:style-name="P2"/>
      <text:p text:style-name="P2"/>
      <text:p text:style-name="P2"/>
      <text:p text:style-name="P4"/>
      <text:p text:style-name="P5"/>
      <text:p text:style-name="P8">Ex2 :</text:p>
      <text:p text:style-name="P8"/>
      <text:p text:style-name="P5"><text:span text:style-name="T8">DUPOND Pierre, « La campagne au Québec »,</text:span> <text:span text:style-name="T8">Norois, n</text:span><text:span text:style-name="T10">o</text:span> <text:span text:style-name="T8">233, 2014/4, p. 11-24</text:span> </text:p>
      <text:p text:style-name="P5"/>
      <text:p text:style-name="P3"><text:span text:style-name="T1">Dupond</text:span> P., 2014, « La campagne au Québec », <text:span text:style-name="T5">Norois</text:span>, 4, 233, p. 11‑24.</text:p>
      <text:p text:style-name="P5"/>
      <text:p text:style-name="P10"><text:span text:style-name="T1">Dupond</text:span>, Pierre, « La campagne au Québec », <text:span text:style-name="T5">Norois</text:span>, n<text:span text:style-name="T14">o</text:span> 233, vol. 4, 2014, p. 11‑24.</text:p>
      <text:p text:style-name="P5"/>
      <text:p text:style-name="P5"/>
      <text:p text:style-name="P4"/>
      <text:h text:style-name="P1" text:outline-level="2">P<text:span text:style-name="T11">résentation d’un </text:span>ouvrage : </text:h>
      <text:p text:style-name="P4"/>
      <text:p text:style-name="P8">Ex3 :</text:p>
      <text:p text:style-name="P4"/>
      <text:p text:style-name="P4"><text:soft-page-break/><text:span text:style-name="T8">F</text:span><text:span text:style-name="T9">LONNEAU</text:span><text:span text:style-name="T8"> Mathieu, L</text:span><text:span text:style-name="T9">ABORIE</text:span><text:span text:style-name="T8"> Léonard et P</text:span><text:span text:style-name="T9">ASSALACQUA</text:span><text:span text:style-name="T8"> Arnaud (dir.),</text:span> <text:span text:style-name="T8">Les transports de la démocratie. Approche historique des enjeux politiques de la mobilité, Rennes, Presses universitaires de Rennes, coll. « Histoire », 2014</text:span> </text:p>
      <text:p text:style-name="P4"/>
      <text:p text:style-name="P2"><text:span text:style-name="T2">Flonneau</text:span><text:span text:style-name="T12"> M. </text:span><text:span text:style-name="T13">et al.</text:span> (éd.), 2014, <text:span text:style-name="T5">Les transports de la démocratie : approche historique des enjeux politiques de la mobilité</text:span>, Rennes, Presses universitaires de Rennes, coll. « Histoire », 222 p.</text:p>
      <text:p text:style-name="P2"/>
      <text:p text:style-name="P11"><text:span text:style-name="T5">Les transports de la démocratie : approche historique des enjeux politiques de la mobilité</text:span>, Rennes, Presses universitaires de Rennes, collection « Histoire », 2014.</text:p>
      <text:p text:style-name="P2"/>
      <text:p text:style-name="P2"/>
      <text:p text:style-name="P4"/>
      <text:h text:style-name="P1" text:outline-level="2"><text:span text:style-name="T11">présentation d’un </text:span>chapitre d’ouvrage :</text:h>
      <text:p text:style-name="P6"/>
      <text:p text:style-name="P8">Ex4 :</text:p>
      <text:p text:style-name="P6"/>
      <text:p text:style-name="P6">DAVIAUD Sophie, « Judiciarisation et mobilisation des émotions. Le procès d’Alberto Fujimori au Pérou », in Christophe <text:span text:style-name="T1">Traïni</text:span> (dir.), <text:span text:style-name="T6">Émotions et expertises. Les modes de coordination des actions collectives</text:span>, Rennes, Presses universitaires de Rennes, coll. « Res Publica », 2015, p. 95-114.</text:p>
      <text:p text:style-name="P4"/>
      <text:p text:style-name="P2"><text:span text:style-name="T1">Daviaud</text:span> S., 2015, « 4. Judiciarisation et mobilisation des émotions : le procès d’alberto fujimori au pérou », dans <text:span text:style-name="T1">Traïni</text:span> C. (éd.), <text:span text:style-name="T5">Émotions et expertises : Les modes de coordination des actions collectives</text:span>, Rennes, Presses universitaires de Rennes, coll. « Res publica », p. 95‑114.</text:p>
      <text:p text:style-name="P2"/>
      <text:p text:style-name="P7"><text:span text:style-name="T4">Daviaud</text:span><text:span text:style-name="T19">, Sophie, « 4. Judiciarisation et mobilisation des émotions : le procès d’alberto fujimori au pérou », in Christophe </text:span><text:span text:style-name="T4">Traïni</text:span><text:span text:style-name="T19"> (dir.), </text:span><text:span text:style-name="T17">Émotions et expertises : Les modes de coordination des actions collectives</text:span><text:span text:style-name="T19">, Rennes, Presses universitaires de Rennes, collection « Res publica », 2015, p. 95‑114, [https//doi.org/</text:span><text:a xlink:type="simple" xlink:href="https://doi.org/10.4000/books.pur.72972" text:style-name="Internet_20_link" text:visited-style-name="Visited_20_Internet_20_Link">10.4000/books.pur.72972</text:a><text:span text:style-name="T19">].</text:span></text:p>
      <text:p text:style-name="P7"/>
      <text:p text:style-name="P7"/>
      <text:h text:style-name="Heading_20_2" text:outline-level="2">Ecarts avec l<text:span text:style-name="T21">es consignes aux auteurs</text:span></text:h>
      <text:h text:style-name="Heading_20_2" text:outline-level="2"/>
      <text:p text:style-name="P15"><text:span text:style-name="T22"/></text:p>
      <text:p text:style-name="P12">- Prénoms non développés (Ex1-4)</text:p>
      <text:p text:style-name="P12">- Et al. Après le premier auteur (Ex4)</text:p>
      <text:p text:style-name="P12">- année de publication tout de suite après le nom de l’auteur (Ex1-4)</text:p>
      <text:p text:style-name="P12">- nombre de pages présent pour les ouvrages (Ex3)</text:p>
      <text:p text:style-name="P12">- le suffixe n° est absent pour le numéro (Ex2)</text:p>
      <text:p text:style-name="P12">- le suffixe vol est absent pour le volume (Ex1)</text:p>
      <text:p text:style-name="P12">- le style dans sa dernière version est plus cohérent que les consignes aux auteurs (nom des revues systématiquement mis en italiques)</text:p>
      <text:p text:style-name="P12">- - le style dans sa dernière version est plus cohérent que les consignes aux auteurs (titres des ouvrages systématiquement mis en italiques)</text:p>
      <text:p text:style-name="P12"/>
      <text:p text:style-name="P12"/>
      <text:p text:style-name="P13"><text:span text:style-name="T15"/></text:p>
      <text:p text:style-name="P13"><text:span text:style-name="T15"/></text:p>
      <text:p text:style-name="P13"><text:soft-page-break/><text:span text:style-name="T15">- ajout du lien avec le DOI quand il existe (pas prévu dans les consignes à l’auteur) (Ex1 et Ex4)</text:span></text:p>
      <text:p text:style-name="P13"><text:span text:style-name="T15">- dans le cas d’un ouvrage collectif, bizarrement le nom des auteurs n’apparaissent pas (Ex2) dans le CSL les auteurs sont indiqués editor et non pas author, la macro author implique que les author apparaissent mais pas les editor</text:span></text:p>
      <text:p text:style-name="P13"><text:span text:style-name="T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5T15:07:11.611363372</meta:creation-date>
    <dc:date>2025-09-05T15:44:18.214930463</dc:date>
    <meta:editing-duration>PT12S</meta:editing-duration>
    <meta:editing-cycles>1</meta:editing-cycles>
    <meta:document-statistic meta:table-count="0" meta:image-count="0" meta:object-count="0" meta:page-count="3" meta:paragraph-count="35" meta:word-count="555" meta:character-count="3656" meta:non-whitespace-character-count="3133"/>
    <meta:generator>LibreOffice/24.2.7.2$Linux_X86_64 LibreOffice_project/420$Build-2</meta:generator>
  </office:meta>
</office:document-meta>
</file>